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lundi</text:p>
          </table:table-cell>
          <table:table-cell office:value-type="string" calcext:value-type="string">
            <text:p>mardi</text:p>
          </table:table-cell>
        </table:table-row>
        <table:table-row table:style-name="ro1">
          <table:table-cell office:value-type="string" calcext:value-type="string">
            <text:p>masoudi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amrane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el haimer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zinelaarsa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eydi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doucoure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brangier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mourchid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gruso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Voerman</text:p>
          </table:table-cell>
          <table:table-cell table:number-columns-repeated="2"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salah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s </meta:initial-creator>
    <meta:creation-date>2015-11-03T15:48:01.527437221</meta:creation-date>
    <dc:date>2015-11-03T17:27:46.375556512</dc:date>
    <dc:creator>Georges </dc:creator>
    <meta:editing-duration>PT1H35M46S</meta:editing-duration>
    <meta:editing-cycles>2</meta:editing-cycles>
    <meta:generator>LibreOffice/4.2.8.2$Linux_X86_64 LibreOffice_project/420m0$Build-2</meta:generator>
    <meta:document-statistic meta:table-count="1" meta:cell-count="35" meta:object-count="0"/>
  </office:meta>
</office:document-meta>
</file>